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df" officeooo:paragraph-rsid="000eafdf"/>
    </style:style>
    <style:style style:name="P2" style:family="paragraph" style:parent-style-name="Text_20_body">
      <style:text-properties officeooo:rsid="00124f83" officeooo:paragraph-rsid="00124f83"/>
    </style:style>
    <style:style style:name="P3" style:family="paragraph" style:parent-style-name="Text_20_body">
      <style:text-properties officeooo:rsid="001393cf" officeooo:paragraph-rsid="001393cf"/>
    </style:style>
    <style:style style:name="P4" style:family="paragraph" style:parent-style-name="Heading_20_1">
      <style:paragraph-properties fo:break-before="page"/>
      <style:text-properties officeooo:rsid="000eafdf" officeooo:paragraph-rsid="000eafdf"/>
    </style:style>
    <style:style style:name="P5" style:family="paragraph" style:parent-style-name="Text_20_body">
      <style:text-properties officeooo:rsid="000eafdf" officeooo:paragraph-rsid="000eafdf"/>
    </style:style>
    <style:style style:name="P6" style:family="paragraph" style:parent-style-name="Text_20_body" style:list-style-name="L1">
      <style:text-properties officeooo:paragraph-rsid="000fbb21"/>
    </style:style>
    <style:style style:name="P7" style:family="paragraph" style:parent-style-name="Text_20_body" style:list-style-name="L1">
      <style:text-properties officeooo:rsid="000fbb21" officeooo:paragraph-rsid="000fbb21"/>
    </style:style>
    <style:style style:name="P8" style:family="paragraph" style:parent-style-name="Text_20_body" style:list-style-name="L1">
      <style:text-properties officeooo:rsid="0018dfb5" officeooo:paragraph-rsid="0018dfb5"/>
    </style:style>
    <style:style style:name="P9" style:family="paragraph" style:parent-style-name="Text_20_body">
      <style:text-properties officeooo:paragraph-rsid="00124f83"/>
    </style:style>
    <style:style style:name="P10" style:family="paragraph" style:parent-style-name="Text_20_body">
      <style:text-properties officeooo:rsid="001aa60d" officeooo:paragraph-rsid="001aa60d"/>
    </style:style>
    <style:style style:name="P11" style:family="paragraph" style:parent-style-name="Text_20_body">
      <style:paragraph-properties fo:break-before="page"/>
      <style:text-properties officeooo:rsid="001aa60d" officeooo:paragraph-rsid="001aa60d"/>
    </style:style>
    <style:style style:name="P12" style:family="paragraph">
      <loext:graphic-properties draw:fill-color="#999999"/>
      <style:text-properties fo:font-size="12pt"/>
    </style:style>
    <style:style style:name="P13" style:family="paragraph">
      <loext:graphic-properties draw:fill-color="#b2b2b2"/>
      <style:text-properties fo:font-size="12pt"/>
    </style:style>
    <style:style style:name="P14" style:family="paragraph">
      <loext:graphic-properties draw:fill-color="#dddddd"/>
      <style:text-properties fo:font-size="12pt"/>
    </style:style>
    <style:style style:name="P15" style:family="paragraph">
      <loext:graphic-properties draw:fill-color="#dddddd"/>
      <style:paragraph-properties style:writing-mode="lr-tb"/>
      <style:text-properties fo:font-size="12pt"/>
    </style:style>
    <style:style style:name="P16" style:family="paragraph">
      <loext:graphic-properties draw:fill="none" draw:fill-color="#ffffff"/>
      <style:paragraph-properties style:writing-mode="lr-tb"/>
      <style:text-properties fo:font-size="12pt"/>
    </style:style>
    <style:style style:name="P17" style:family="paragraph">
      <loext:graphic-properties draw:fill-color="#eeeeee"/>
      <style:text-properties fo:font-size="12pt"/>
    </style:style>
    <style:style style:name="P18" style:family="paragraph">
      <loext:graphic-properties draw:fill-color="#ffffff"/>
      <style:text-properties fo:font-size="12pt"/>
    </style:style>
    <style:style style:name="P19" style:family="paragraph">
      <style:paragraph-properties style:writing-mode="lr-tb"/>
      <style:text-properties fo:font-size="12pt"/>
    </style:style>
    <style:style style:name="P20" style:family="paragraph">
      <loext:graphic-properties draw:fill-color="#eeeeee"/>
      <style:paragraph-properties style:writing-mode="lr-tb"/>
      <style:text-properties fo:font-size="12pt"/>
    </style:style>
    <style:style style:name="P21" style:family="paragraph">
      <loext:graphic-properties draw:fill-color="#b2b2b2"/>
      <style:paragraph-properties style:writing-mode="lr-tb"/>
      <style:text-properties fo:font-size="12pt"/>
    </style:style>
    <style:style style:name="P22" style:family="paragraph">
      <loext:graphic-properties draw:fill-color="#dddddd"/>
    </style:style>
    <style:style style:name="P23" style:family="paragraph">
      <loext:graphic-properties draw:fill-color="#666666"/>
    </style:style>
    <style:style style:name="T1" style:family="text">
      <style:text-properties officeooo:rsid="000fbb21"/>
    </style:style>
    <style:style style:name="T2" style:family="text">
      <style:text-properties officeooo:rsid="00111804"/>
    </style:style>
    <style:style style:name="T3" style:family="text">
      <style:text-properties officeooo:rsid="001499b9"/>
    </style:style>
    <style:style style:name="T4"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999999" draw:textarea-horizontal-align="justify" draw:textarea-vertical-align="middle" draw:auto-grow-height="false" fo:min-height="9.289cm" fo:min-width="16.275cm" style:run-through="background"/>
    </style:style>
    <style:style style:name="gr3" style:family="graphic">
      <style:graphic-properties draw:fill-color="#b2b2b2" draw:textarea-horizontal-align="justify" draw:textarea-vertical-align="middle" draw:auto-grow-height="false" fo:min-height="0.69cm" fo:min-width="16.275cm" style:run-through="background"/>
    </style:style>
    <style:style style:name="gr4" style:family="graphic">
      <style:graphic-properties draw:fill-color="#dddddd" draw:textarea-horizontal-align="justify" draw:textarea-vertical-align="middle" draw:auto-grow-height="false" fo:min-height="5.505cm" fo:min-width="12.36cm" style:run-through="background"/>
    </style:style>
    <style:style style:name="gr5" style:family="graphic">
      <style:graphic-properties draw:fill-color="#dddddd" draw:textarea-horizontal-align="justify" draw:textarea-vertical-align="middle" draw:auto-grow-height="false" fo:min-height="2.462cm" fo:min-width="12.384cm" style:run-through="background"/>
      <style:paragraph-properties style:writing-mode="lr-tb"/>
    </style:style>
    <style:style style:name="gr6" style:family="graphic">
      <style:graphic-properties draw:stroke="none" svg:stroke-color="#000000" draw:fill="none" draw:fill-color="#ffffff" fo:min-height="1.933cm" style:run-through="background"/>
      <style:paragraph-properties style:writing-mode="lr-tb"/>
    </style:style>
    <style:style style:name="gr7" style:family="graphic">
      <style:graphic-properties draw:fill-color="#eeeeee" draw:textarea-horizontal-align="justify" draw:textarea-vertical-align="middle" draw:auto-grow-height="false" fo:min-height="1.219cm" fo:min-width="12.36cm" style:run-through="background"/>
    </style:style>
    <style:style style:name="gr8" style:family="graphic">
      <style:graphic-properties draw:fill-color="#ffffff" draw:textarea-horizontal-align="justify" draw:textarea-vertical-align="middle" draw:auto-grow-height="false" fo:min-height="0.637cm" fo:min-width="0.637cm" style:run-through="background"/>
    </style:style>
    <style:style style:name="gr9" style:family="graphic">
      <style:graphic-properties draw:fill-color="#eeeeee" draw:textarea-horizontal-align="justify" draw:textarea-vertical-align="middle" draw:auto-grow-height="false" fo:min-height="0.69cm" fo:min-width="1.854cm" style:run-through="background"/>
      <style:paragraph-properties style:writing-mode="lr-tb"/>
    </style:style>
    <style:style style:name="gr10" style:family="graphic">
      <style:graphic-properties draw:stroke="none" svg:stroke-color="#000000" draw:fill="none" draw:fill-color="#ffffff" fo:min-height="0.767cm" style:run-through="background"/>
      <style:paragraph-properties style:writing-mode="lr-tb"/>
    </style:style>
    <style:style style:name="gr11" style:family="graphic">
      <style:graphic-properties draw:stroke="none" svg:stroke-color="#000000" draw:fill="none" draw:fill-color="#ffffff" fo:min-height="0.769cm" style:run-through="background"/>
      <style:paragraph-properties style:writing-mode="lr-tb"/>
    </style:style>
    <style:style style:name="gr12" style:family="graphic">
      <style:graphic-properties draw:fill-color="#dddddd" draw:textarea-horizontal-align="justify" draw:textarea-vertical-align="middle" draw:auto-grow-height="false" fo:min-height="8.601cm" fo:min-width="3.812cm" style:run-through="background"/>
    </style:style>
    <style:style style:name="gr13" style:family="graphic">
      <style:graphic-properties draw:fill-color="#eeeeee" draw:textarea-horizontal-align="justify" draw:textarea-vertical-align="middle" draw:auto-grow-height="false" fo:min-height="0.975cm" fo:min-width="3.254cm" style:run-through="background"/>
      <style:paragraph-properties style:writing-mode="lr-tb"/>
    </style:style>
    <style:style style:name="gr14" style:family="graphic">
      <style:graphic-properties draw:fill-color="#eeeeee" draw:textarea-horizontal-align="justify" draw:textarea-vertical-align="middle" draw:auto-grow-height="false" fo:min-height="0.974cm" fo:min-width="3.254cm" style:run-through="background"/>
      <style:paragraph-properties style:writing-mode="lr-tb"/>
    </style:style>
    <style:style style:name="gr15" style:family="graphic">
      <style:graphic-properties draw:fill-color="#eeeeee" draw:textarea-horizontal-align="justify" draw:textarea-vertical-align="middle" draw:auto-grow-height="false" fo:min-height="0.974cm" fo:min-width="3.256cm" style:run-through="background"/>
      <style:paragraph-properties style:writing-mode="lr-tb"/>
    </style:style>
    <style:style style:name="gr16" style:family="graphic">
      <style:graphic-properties draw:fill-color="#b2b2b2" draw:textarea-horizontal-align="justify" draw:textarea-vertical-align="middle" draw:auto-grow-height="false" fo:min-height="0.695cm" fo:min-width="1.886cm" style:run-through="background"/>
      <style:paragraph-properties style:writing-mode="lr-tb"/>
    </style:style>
    <style:style style:name="gr17" style:family="graphic">
      <style:graphic-properties draw:fill-color="#dddddd" draw:textarea-horizontal-align="justify" draw:textarea-vertical-align="middle" draw:auto-grow-height="false" fo:min-height="0.598cm" fo:min-width="2.794cm" style:run-through="foreground"/>
      <style:paragraph-properties style:writing-mode="lr-tb"/>
    </style:style>
    <style:style style:name="gr18" style:family="graphic">
      <style:graphic-properties draw:stroke="none" draw:fill-color="#666666" draw:textarea-horizontal-align="justify" draw:textarea-vertical-align="middle" draw:auto-grow-height="false" fo:min-height="0.138cm" fo:min-width="0.22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text:span text:style-name="T1">Gestionnaire de tâches</text:span></text:p>
      <text:p text:style-name="P1"/>
      <text:h text:style-name="P4" text:outline-level="1">Objectif</text:h>
      <text:p text:style-name="P5">L’objectif de ce projet est de réaliser un programme qui permet d’enregistrer des tâches et de les afficher. Les tâches entrées pourront ensuite être marqué avec un degré d’urgence et quand elle seront effectué la tâche sera supprimée.</text:p>
      <text:h text:style-name="Heading_20_1" text:outline-level="1">Fonctionnalité<text:span text:style-name="T1">s</text:span></text:h>
      <text:h text:style-name="Heading_20_2" text:outline-level="2">Liste des fonctionnalités</text:h>
      <text:list xml:id="list1590830139" text:style-name="L1">
        <text:list-item>
          <text:p text:style-name="P7">Création d’une tâche</text:p>
        </text:list-item>
        <text:list-item>
          <text:p text:style-name="P7">Afficher les tâches sous forme de listes</text:p>
        </text:list-item>
        <text:list-item>
          <text:p text:style-name="P6"><text:span text:style-name="T1">Mettre un degré </text:span><text:span text:style-name="T2">de priorité</text:span><text:span text:style-name="T1"> spécifique selon la tâche</text:span></text:p>
        </text:list-item>
        <text:list-item>
          <text:p text:style-name="P7">Supprimer la tâche quand elle est réaliser</text:p>
        </text:list-item>
        <text:list-item>
          <text:p text:style-name="P7">Programme portable sans installation</text:p>
        </text:list-item>
        <text:list-item>
          <text:p text:style-name="P8">Sauvegarde des données sur une base de données SQLite</text:p>
        </text:list-item>
      </text:list>
      <text:h text:style-name="Heading_20_2" text:outline-level="2">Fenêtre <text:span text:style-name="T3">Principal</text:span></text:h>
      <text:p text:style-name="P3">Cette fenêtre s’affichera au démarrage de l’application. <text:span text:style-name="T3">Elle affichera les liste de tâche et pourra aussi afficher les tâches d’une liste.</text:span></text:p>
      <text:p text:style-name="P2"><draw:g text:anchor-type="paragraph" draw:z-index="0" draw:style-name="gr1"><draw:custom-shape draw:name="Forme1" draw:style-name="gr2" draw:text-style-name="P12" svg:width="16.276cm" svg:height="9.289cm" svg:x="0.118cm" svg:y="0.326cm"><text:p/><draw:enhanced-geometry svg:viewBox="0 0 21600 21600" draw:type="rectangle" draw:enhanced-path="M 0 0 L 21600 0 21600 21600 0 21600 0 0 Z N"/></draw:custom-shape><draw:custom-shape draw:name="Forme2" draw:style-name="gr3" draw:text-style-name="P13" svg:width="16.276cm" svg:height="0.69cm" svg:x="0.118cm" svg:y="0.326cm"><text:p/><draw:enhanced-geometry svg:viewBox="0 0 21600 21600" draw:type="rectangle" draw:enhanced-path="M 0 0 L 21600 0 21600 21600 0 21600 0 0 Z N"/></draw:custom-shape><draw:custom-shape draw:name="Forme3" draw:style-name="gr4" draw:text-style-name="P14" svg:width="12.36cm" svg:height="5.506cm" svg:x="4.034cm" svg:y="1.014cm"><text:p/><draw:enhanced-geometry svg:viewBox="0 0 21600 21600" draw:type="rectangle" draw:enhanced-path="M 0 0 L 21600 0 21600 21600 0 21600 0 0 Z N"/></draw:custom-shape><draw:custom-shape draw:name="Forme3_0" draw:style-name="gr5" draw:text-style-name="P15" svg:width="12.385cm" svg:height="2.463cm" svg:x="4.009cm" svg:y="6.835cm"><text:p/><draw:enhanced-geometry svg:viewBox="0 0 21600 21600" draw:type="rectangle" draw:enhanced-path="M 0 0 L 21600 0 21600 21600 0 21600 0 0 Z N"/></draw:custom-shape><draw:frame draw:name="Forme4" draw:style-name="gr6" draw:text-style-name="P16" svg:width="11.618cm" svg:height="1.934cm" svg:x="4.166cm" svg:y="7.02cm"><draw:text-box><text:p><text:span text:style-name="T4">Commentaire tâche selectionner</text:span></text:p><text:p><text:span text:style-name="T4"/></text:p></draw:text-box></draw:frame><draw:custom-shape draw:name="Forme8" draw:style-name="gr7" draw:text-style-name="P17" svg:width="12.36cm" svg:height="1.22cm" svg:x="4.034cm" svg:y="2.046cm"><text:p/><draw:enhanced-geometry svg:viewBox="0 0 21600 21600" draw:type="rectangle" draw:enhanced-path="M 0 0 L 21600 0 21600 21600 0 21600 0 0 Z N"/></draw:custom-shape><draw:custom-shape draw:name="Forme7" draw:style-name="gr8" draw:text-style-name="P18" svg:width="0.638cm" svg:height="0.638cm" svg:x="4.219cm" svg:y="2.39cm"><text:p/><draw:enhanced-geometry svg:viewBox="0 0 21600 21600" draw:type="rectangle" draw:enhanced-path="M 0 0 L 21600 0 21600 21600 0 21600 0 0 Z N"/></draw:custom-shape><draw:custom-shape draw:name="Forme10" draw:style-name="gr9" draw:text-style-name="P20" svg:width="1.855cm" svg:height="0.69cm" svg:x="0.118cm" svg:y="0.326cm"><text:p text:style-name="P19"><text:span text:style-name="T4">Liste</text:span></text:p><draw:enhanced-geometry svg:viewBox="0 0 21600 21600" draw:type="rectangle" draw:enhanced-path="M 0 0 L 21600 0 21600 21600 0 21600 0 0 Z N"/></draw:custom-shape><draw:custom-shape draw:name="Forme8" draw:style-name="gr7" draw:text-style-name="P17" svg:width="12.36cm" svg:height="1.22cm" svg:x="4.034cm" svg:y="3.263cm"><text:p/><draw:enhanced-geometry svg:viewBox="0 0 21600 21600" draw:type="rectangle" draw:enhanced-path="M 0 0 L 21600 0 21600 21600 0 21600 0 0 Z N"/></draw:custom-shape><draw:frame draw:name="Forme9" draw:style-name="gr10" draw:text-style-name="P16" svg:width="6.432cm" svg:height="0.768cm" svg:x="5.145cm" svg:y="2.365cm"><draw:text-box><text:p><text:span text:style-name="T4">Tâche</text:span></text:p></draw:text-box></draw:frame><draw:frame draw:name="Forme9" draw:style-name="gr11" draw:text-style-name="P16" svg:width="6.432cm" svg:height="0.77cm" svg:x="5.145cm" svg:y="3.527cm"><draw:text-box><text:p><text:span text:style-name="T4">Tâche 2</text:span></text:p></draw:text-box></draw:frame><draw:custom-shape draw:name="Forme7" draw:style-name="gr8" draw:text-style-name="P18" svg:width="0.638cm" svg:height="0.638cm" svg:x="4.219cm" svg:y="3.448cm"><text:p/><draw:enhanced-geometry svg:viewBox="0 0 21600 21600" draw:type="rectangle" draw:enhanced-path="M 0 0 L 21600 0 21600 21600 0 21600 0 0 Z N"/></draw:custom-shape><draw:custom-shape draw:name="Forme3" draw:style-name="gr12" draw:text-style-name="P14" svg:width="3.813cm" svg:height="8.601cm" svg:x="0.118cm" svg:y="1.014cm"><text:p/><draw:enhanced-geometry svg:viewBox="0 0 21600 21600" draw:type="rectangle" draw:enhanced-path="M 0 0 L 21600 0 21600 21600 0 21600 0 0 Z N"/></draw:custom-shape><draw:custom-shape draw:name="Forme8" draw:style-name="gr13" draw:text-style-name="P20" svg:width="3.255cm" svg:height="0.976cm" svg:x="0.436cm" svg:y="1.972cm"><text:p text:style-name="P19"><text:span text:style-name="T4">Liste 1</text:span></text:p><draw:enhanced-geometry svg:viewBox="0 0 21600 21600" draw:type="rectangle" draw:enhanced-path="M 0 0 L 21600 0 21600 21600 0 21600 0 0 Z N"/></draw:custom-shape><draw:custom-shape draw:name="Forme8" draw:style-name="gr14" draw:text-style-name="P20" svg:width="3.255cm" svg:height="0.974cm" svg:x="0.436cm" svg:y="3.083cm"><text:p text:style-name="P19"><text:span text:style-name="T4">Liste 2</text:span></text:p><draw:enhanced-geometry svg:viewBox="0 0 21600 21600" draw:type="rectangle" draw:enhanced-path="M 0 0 L 21600 0 21600 21600 0 21600 0 0 Z N"/></draw:custom-shape><draw:custom-shape draw:name="Forme8" draw:style-name="gr15" draw:text-style-name="P20" svg:width="3.257cm" svg:height="0.974cm" svg:x="0.409cm" svg:y="4.196cm"><text:p text:style-name="P19"><text:span text:style-name="T4">Liste 3</text:span></text:p><draw:enhanced-geometry svg:viewBox="0 0 21600 21600" draw:type="rectangle" draw:enhanced-path="M 0 0 L 21600 0 21600 21600 0 21600 0 0 Z N"/></draw:custom-shape><draw:custom-shape draw:name="Forme10" draw:style-name="gr9" draw:text-style-name="P20" svg:width="1.855cm" svg:height="0.69cm" svg:x="1.97cm" svg:y="0.326cm"><text:p text:style-name="P19"><text:span text:style-name="T4">Tâche</text:span></text:p><draw:enhanced-geometry svg:viewBox="0 0 21600 21600" draw:type="rectangle" draw:enhanced-path="M 0 0 L 21600 0 21600 21600 0 21600 0 0 Z N"/></draw:custom-shape><draw:custom-shape draw:style-name="gr16" draw:text-style-name="P21" svg:width="1.96cm" svg:height="0.77cm" svg:x="4.193cm" svg:y="1.136cm"><text:p text:style-name="P19"><text:span text:style-name="T4">+ tâc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1" svg:width="1.96cm" svg:height="0.77cm" svg:x="0.356cm" svg:y="1.016cm"><text:p text:style-name="P19"><text:span text:style-name="T4">+ l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2" svg:width="2.858cm" svg:height="0.662cm" svg:x="13.077cm" svg:y="3.475cm"><text:p>A fa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22" svg:width="2.858cm" svg:height="0.662cm" svg:x="13.024cm" svg:y="2.31cm"><text:p>Urg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23" svg:width="0.458cm" svg:height="0.408cm" svg:x="15.266cm" svg:y="2.441cm"><text:p/><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8" draw:text-style-name="P23" svg:width="0.458cm" svg:height="0.408cm" svg:x="15.286cm" svg:y="3.594cm"><text:p/><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9"/>
      <text:p text:style-name="P9"/>
      <text:p text:style-name="P9"/>
      <text:p text:style-name="P9"/>
      <text:p text:style-name="P9"/>
      <text:p text:style-name="P9"/>
      <text:p text:style-name="P9"/>
      <text:p text:style-name="P9"/>
      <text:p text:style-name="P9"/>
      <text:p text:style-name="P9"/>
      <text:p text:style-name="P9"/>
      <text:p text:style-name="Text_20_body"/>
      <text:p text:style-name="P11">On peut ajouter une nouvelle liste en cliquant sur le bouton «+liste» de ce fait une nouvelle liste apparaîtra dans la liste de liste et sera ajouter sur la base de donnée.</text:p>
      <text:p text:style-name="P10">En sélectionnant une liste on pouura ajouter des tâches dans cette liste avec le bouton +tâche ceci ajoutera une nouvelle tâche dans la liste de tâche et joindra aussi une tâche dans la base de donnée.</text:p>
      <text:p text:style-name="P10">Les tâches affiché pourront aussi être modifié par l’utilisateur, cocher la checkbox pour indiquer que la tâches est effectué et choisir un degré d’urgence pour la tâche avec une combobox.</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5T09:00:15.827000000</meta:creation-date>
    <meta:generator>LibreOffice/6.4.4.2$Windows_X86_64 LibreOffice_project/3d775be2011f3886db32dfd395a6a6d1ca2630ff</meta:generator>
    <dc:date>2020-07-14T10:10:13.905000000</dc:date>
    <meta:editing-duration>PT47M54S</meta:editing-duration>
    <meta:editing-cycles>9</meta:editing-cycles>
    <meta:document-statistic meta:table-count="0" meta:image-count="0" meta:object-count="0" meta:page-count="3" meta:paragraph-count="16" meta:word-count="215" meta:character-count="1291" meta:non-whitespace-character-count="1098"/>
  </office:meta>
</office:document-meta>
</file>